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Pictures/10000201000001C70000013B78A8E1E5.png" manifest:media-type="image/png"/>
  <manifest:file-entry manifest:full-path="Object 1/Pictures/10000000000000200000002000309F1C.png" manifest:media-type="image/png"/>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7520" officeooo:paragraph-rsid="00147520"/>
    </style:style>
    <style:style style:name="P2" style:family="paragraph" style:parent-style-name="Standard">
      <style:text-properties officeooo:rsid="00147520" officeooo:paragraph-rsid="0017964f"/>
    </style:style>
    <style:style style:name="P3" style:family="paragraph" style:parent-style-name="Standard">
      <style:paragraph-properties>
        <style:tab-stops>
          <style:tab-stop style:position="6.8752in" style:type="right"/>
        </style:tab-stops>
      </style:paragraph-properties>
      <style:text-properties officeooo:rsid="00147520" officeooo:paragraph-rsid="001d495c"/>
    </style:style>
    <style:style style:name="P4" style:family="paragraph" style:parent-style-name="Standard">
      <style:paragraph-properties>
        <style:tab-stops>
          <style:tab-stop style:position="6.9252in" style:type="right"/>
        </style:tab-stops>
      </style:paragraph-properties>
      <style:text-properties officeooo:rsid="00147520" officeooo:paragraph-rsid="001aaa47"/>
    </style:style>
    <style:style style:name="P5" style:family="paragraph" style:parent-style-name="Standard">
      <style:paragraph-properties fo:text-align="justify" style:justify-single-word="false"/>
      <style:text-properties officeooo:rsid="00147520" officeooo:paragraph-rsid="00147520"/>
    </style:style>
    <style:style style:name="P6" style:family="paragraph" style:parent-style-name="Standard">
      <style:paragraph-properties fo:text-align="justify" style:justify-single-word="false"/>
      <style:text-properties officeooo:rsid="00147520" officeooo:paragraph-rsid="0017964f"/>
    </style:style>
    <style:style style:name="P7" style:family="paragraph" style:parent-style-name="Standard">
      <style:text-properties officeooo:rsid="0017012a" officeooo:paragraph-rsid="00147520"/>
    </style:style>
    <style:style style:name="P8" style:family="paragraph" style:parent-style-name="Standard">
      <style:text-properties officeooo:rsid="0017964f" officeooo:paragraph-rsid="00147520"/>
    </style:style>
    <style:style style:name="P9" style:family="paragraph" style:parent-style-name="Standard">
      <style:paragraph-properties fo:text-align="justify" style:justify-single-word="false"/>
      <style:text-properties officeooo:rsid="0017964f" officeooo:paragraph-rsid="001d495c"/>
    </style:style>
    <style:style style:name="P10" style:family="paragraph" style:parent-style-name="Standard" style:list-style-name="L3">
      <style:paragraph-properties fo:text-align="justify" style:justify-single-word="false"/>
      <style:text-properties officeooo:rsid="0019b387" officeooo:paragraph-rsid="0019b387"/>
    </style:style>
    <style:style style:name="P11" style:family="paragraph" style:parent-style-name="Standard" style:list-style-name="L3">
      <style:paragraph-properties fo:text-align="justify" style:justify-single-word="false"/>
      <style:text-properties officeooo:rsid="001aaa47" officeooo:paragraph-rsid="001aaa47"/>
    </style:style>
    <style:style style:name="P12" style:family="paragraph" style:parent-style-name="Standard" style:list-style-name="L3">
      <style:paragraph-properties fo:text-align="justify" style:justify-single-word="false"/>
      <style:text-properties officeooo:rsid="001b1c40" officeooo:paragraph-rsid="001d495c"/>
    </style:style>
    <style:style style:name="P13" style:family="paragraph" style:parent-style-name="Standard">
      <style:text-properties officeooo:rsid="001d495c" officeooo:paragraph-rsid="001d495c"/>
    </style:style>
    <style:style style:name="P14" style:family="paragraph" style:parent-style-name="Standard">
      <style:paragraph-properties fo:text-align="center" style:justify-single-word="false"/>
      <style:text-properties fo:font-size="16pt" officeooo:rsid="001d495c" officeooo:paragraph-rsid="001d495c" style:font-size-asian="16pt" style:font-size-complex="16pt"/>
    </style:style>
    <style:style style:name="P15" style:family="paragraph" style:parent-style-name="Standard">
      <style:paragraph-properties fo:text-align="center" style:justify-single-word="false"/>
      <style:text-properties fo:font-size="16pt" officeooo:rsid="00147520" officeooo:paragraph-rsid="00147520" style:font-size-asian="16pt" style:font-size-complex="16pt"/>
    </style:style>
    <style:style style:name="P16" style:family="paragraph" style:parent-style-name="Standard">
      <style:paragraph-properties fo:text-align="center" style:justify-single-word="false"/>
      <style:text-properties fo:font-size="16pt" fo:font-style="italic" fo:font-weight="bold" officeooo:rsid="00147520" officeooo:paragraph-rsid="00147520" style:font-size-asian="16pt" style:font-style-asian="italic" style:font-weight-asian="bold" style:font-size-complex="16pt" style:font-style-complex="italic" style:font-weight-complex="bold"/>
    </style:style>
    <style:style style:name="P17" style:family="paragraph" style:parent-style-name="Standard">
      <style:paragraph-properties fo:text-align="center" style:justify-single-word="false"/>
      <style:text-properties fo:font-size="16pt" fo:font-weight="bold" officeooo:rsid="00147520" officeooo:paragraph-rsid="00147520" style:font-size-asian="16pt" style:font-weight-asian="bold" style:font-size-complex="16pt" style:font-weight-complex="bold"/>
    </style:style>
    <style:style style:name="P18" style:family="paragraph" style:parent-style-name="Standard">
      <style:paragraph-properties fo:break-before="page"/>
      <style:text-properties officeooo:rsid="0017964f" officeooo:paragraph-rsid="001d495c"/>
    </style:style>
    <style:style style:name="P19" style:family="paragraph" style:parent-style-name="Standard" style:master-page-name="">
      <style:paragraph-properties fo:margin-left="0in" fo:margin-right="0in" fo:text-align="start" style:justify-single-word="false" fo:text-indent="0in" style:auto-text-indent="false" style:page-number="auto">
        <style:tab-stops>
          <style:tab-stop style:position="6.8752in" style:type="right"/>
        </style:tab-stops>
      </style:paragraph-properties>
      <style:text-properties officeooo:rsid="00147520" officeooo:paragraph-rsid="001d495c"/>
    </style:style>
    <style:style style:name="T1" style:family="text">
      <style:text-properties officeooo:rsid="00147520"/>
    </style:style>
    <style:style style:name="T2" style:family="text">
      <style:text-properties officeooo:rsid="0016460e"/>
    </style:style>
    <style:style style:name="T3" style:family="text">
      <style:text-properties officeooo:rsid="0017012a"/>
    </style:style>
    <style:style style:name="T4" style:family="text">
      <style:text-properties officeooo:rsid="0018cbe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47520" style:font-weight-asian="bold" style:font-weight-complex="bold"/>
    </style:style>
    <style:style style:name="T7" style:family="text">
      <style:text-properties officeooo:rsid="001aaa47"/>
    </style:style>
    <style:style style:name="T8" style:family="text">
      <style:text-properties officeooo:rsid="001d495c"/>
    </style:style>
    <style:style style:name="T9" style:family="text">
      <style:text-properties officeooo:rsid="001ed92a"/>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EL 4914 Senior Design</text:p>
      <text:p text:style-name="P14">08/01/2006</text:p>
      <text:p text:style-name="P14">Project Abstract</text:p>
      <text:p text:style-name="P15"/>
      <text:p text:style-name="P17">BlackChat</text:p>
      <text:p text:style-name="P16">Incognito Messaging System</text:p>
      <text:p text:style-name="P15"/>
      <text:p text:style-name="P15">Alpaca Security Solutions</text:p>
      <text:p text:style-name="P1"/>
      <text:p text:style-name="P13"/>
      <text:p text:style-name="P13">Presented by:</text:p>
      <text:p text:style-name="P13"/>
      <text:p text:style-name="P19">Patrick Lloyd <text:tab/>Russell Crowe</text:p>
      <text:p text:style-name="P3"><text:a xlink:type="simple" xlink:href="mailto:patrick.lloyd@ufl.edu">patrick.lloyd@</text:a><text:a xlink:type="simple" xlink:href="mailto:patrick.lloyd@ufl.edu"><text:span text:style-name="T7">ufl</text:span></text:a><text:a xlink:type="simple" xlink:href="mailto:patrick.lloyd@ufl.edu">.</text:a><text:a xlink:type="simple" xlink:href="mailto:patrick.lloyd@ufl.edu"><text:span text:style-name="T7">edu</text:span></text:a><text:span text:style-name="T7"><text:tab/></text:span><text:a xlink:type="simple" xlink:href="mailto:rcrowe93@ufl.edu"><text:span text:style-name="T7">rcrowe93@ufl.edu</text:span></text:a><text:span text:style-name="T7"><text:tab/></text:span></text:p>
      <text:p text:style-name="P3">(386) 795-7534<text:tab/>(352) 419-2641</text:p>
      <text:p text:style-name="P1"/>
      <text:p text:style-name="P4"/>
      <text:p text:style-name="P1"/>
      <text:p text:style-name="P1"><text:span text:style-name="T5">Abstract</text:span>:</text:p>
      <text:p text:style-name="P5">The Blac<text:span text:style-name="T9">k</text:span>Chat Incognito Messaging System consists of a small USB device with a built in wireless transceiver that can transfer encrypted text messages between computers. The user will interface with the device through an installed applet on their computer <text:span text:style-name="T2">where they can enter their note and select various options that control the functionality of the device. On the hardware side, a USB UART will be used to translate messages between the user's computer and the internal microcontroller. The microcontroller will be responsible for encryption and decryption of the messages. In addition, a custom wireless transceiver will read and demodulate incoming messages from other clients or modulate and transmit the user's message.</text:span></text:p>
      <text:p text:style-name="P1"/>
      <text:p text:style-name="P1"/>
      <text:p text:style-name="P1"><text:span text:style-name="T5">Introduction</text:span>:</text:p>
      <text:p text:style-name="P6">In many situations it is necessary to sen<text:span text:style-name="T3">d </text:span>text communication and transfer files discretely between two computers. With the recent exposure of warrantless government wiretapping, protecting one's privacy is now more difficult than ever. The purpose of BlackChat is to create a secure, discrete, and plausibly deniable point-to-point communication system for text between two or more computers.</text:p>
      <text:p text:style-name="P2"/>
      <text:p text:style-name="P9">BlackChat practices to an extent “security through obscurity”. When sending data through the Internet, <text:span text:style-name="T4">even on </text:span>secure channels like SLL and TLS, transaction logs and data monitoring is almost guaranteed. <text:span text:style-name="T4">In addition, </text:span>the development of devices such as the Ubertooth One <text:span text:style-name="T4">Bluetooth</text:span> test tool and relatively cheap software radios like the USRP, monitoring and processing <text:span text:style-name="T4">wireless </text:span>data in standardized channels is trivial. <text:span text:style-name="T4">Software solutions like Wickr and Whispr offer very secure point-to-point messaging services but still rely on traditional standardized infrastructure.</text:span> </text:p>
      <text:p text:style-name="P18"><text:span text:style-name="T6">Technical Objectives</text:span><text:span text:style-name="T1">:</text:span></text:p>
      <text:p text:style-name="P1"/>
      <text:list xml:id="list1637621072147901906" text:style-name="L3">
        <text:list-item>
          <text:p text:style-name="P10">In order to interact with the hardware, the user will utilize a software client run on their computer. This will send configuration settings and messages to the microcontroller through a USB UART bridge.</text:p>
        </text:list-item>
        <text:list-item>
          <text:p text:style-name="P10"><text:span text:style-name="T7">The microcontroller will act as an intermediary between the wireless transceiver and the UART bridge. </text:span>An AES-128 encryption block in the firmware will handle encryption and decryption of messages <text:span text:style-name="T7">and a packet handler block will manage encapsulation of data and transmission to the radio.</text:span></text:p>
        </text:list-item>
        <text:list-item>
          <text:p text:style-name="P12">The wireless transceiver will be <text:span text:style-name="T8">developed on the device using phase-locked loops for modulation and demodulation. They will either be discretely designed or an IC that integrates the two will be used. This is done in lieu </text:span>of using a <text:span text:style-name="T8">pre-built wireless </text:span>solution <text:span text:style-name="T8">such as the Digi Xbee or Xtend product lines</text:span>. <text:span text:style-name="T8">Since the transmitter is only sending text, a data rate of several hundred kBaud would be sufficient.</text:span></text:p>
        </text:list-item>
        <text:list-item>
          <text:p text:style-name="P11">Power system design is fairly minimal since the entire device is expected to run off of the user's USB port. This does constrain the design to 500 mA at 5V. Regulation and logic level shifting would be required for 3.3V components if necessary.</text:p>
        </text:list-item>
      </text:list>
      <text:p text:style-name="P7"/>
      <text:p text:style-name="P8"/>
      <text:p text:style-name="P8"><draw:frame draw:style-name="fr1" draw:name="Object1" text:anchor-type="paragraph" svg:width="8.5in" svg:height="3.0854in"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Lloyd</meta:initial-creator>
    <meta:creation-date>2014-08-28T20:16:48.945765527</meta:creation-date>
    <dc:date>2014-08-29T00:10:13.143971344</dc:date>
    <dc:creator>Patrick Lloyd</dc:creator>
    <meta:editing-duration>PT1H16M32S</meta:editing-duration>
    <meta:editing-cycles>2</meta:editing-cycles>
    <meta:generator>LibreOffice/4.2.4.2$Linux_X86_64 LibreOffice_project/420m0$Build-2</meta:generator>
    <meta:document-statistic meta:table-count="0" meta:image-count="0" meta:object-count="1" meta:page-count="2" meta:paragraph-count="20" meta:word-count="472" meta:character-count="3100" meta:non-whitespace-character-count="26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start="Arrow" draw:marker-start-width="0.3cm" draw:marker-end="Arrow" draw:marker-end-width="0.3cm" draw:fill="none" draw:textarea-vertical-align="middl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424cm"/>
    </style:style>
    <style:style style:name="gr9" style:family="graphic" style:parent-style-name="standard">
      <style:graphic-properties draw:stroke="dash" draw:stroke-dash="Fine_20_Dashed" svg:stroke-color="#000000" draw:fill="none"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286cm" svg:height="1.905cm" svg:x="8.381cm" svg:y="6.068cm">
          <text:p text:style-name="P1"/>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4.064cm" svg:height="1.778cm" svg:x="12.318cm" svg:y="8.738cm">
          <text:p/>
          <draw:enhanced-geometry svg:viewBox="0 0 21600 21600" draw:type="rectangle" draw:enhanced-path="M 0 0 L 21600 0 21600 21600 0 21600 0 0 Z N"/>
        </draw:custom-shape>
        <draw:custom-shape draw:style-name="gr2" draw:text-style-name="P1" xml:id="id2" draw:id="id2" draw:layer="layout" svg:width="4.064cm" svg:height="1.778cm" svg:x="12.319cm" svg:y="8.739cm">
          <text:p text:style-name="P1">Modulator</text:p>
          <draw:enhanced-geometry svg:viewBox="0 0 21600 21600" draw:type="rectangle" draw:enhanced-path="M 0 0 L 21600 0 21600 21600 0 21600 0 0 Z N"/>
        </draw:custom-shape>
        <draw:custom-shape draw:style-name="gr2" draw:text-style-name="P1" xml:id="id3" draw:id="id3" draw:layer="layout" svg:width="4.064cm" svg:height="1.778cm" svg:x="12.318cm" svg:y="11.151cm">
          <text:p text:style-name="P1">Demodulator</text:p>
          <draw:enhanced-geometry svg:viewBox="0 0 21600 21600" draw:type="rectangle" draw:enhanced-path="M 0 0 L 21600 0 21600 21600 0 21600 0 0 Z N"/>
        </draw:custom-shape>
        <draw:connector draw:style-name="gr3" draw:text-style-name="P1" draw:layer="layout" svg:x1="9.524cm" svg:y1="7.974cm" svg:x2="12.319cm" svg:y2="9.628cm" draw:start-shape="id1" draw:start-glue-point="4" draw:end-shape="id2" draw:end-glue-point="3" svg:d="M9524 7974v1654h2795" svg:viewBox="0 0 2796 1655">
          <text:p/>
        </draw:connector>
        <draw:connector draw:style-name="gr3" draw:text-style-name="P1" draw:layer="layout" svg:x1="9.524cm" svg:y1="7.974cm" svg:x2="12.318cm" svg:y2="12.04cm" draw:start-shape="id1" draw:start-glue-point="4" draw:end-shape="id3" draw:end-glue-point="3" svg:d="M9524 7974v4066h2794" svg:viewBox="0 0 2795 4067">
          <text:p/>
        </draw:connector>
        <draw:frame draw:style-name="gr4" draw:layer="layout" svg:width="2.86cm" svg:height="0.962cm" svg:x="8.189cm" svg:y="5.236cm">
          <draw:text-box>
            <text:p>Antenna</text:p>
          </draw:text-box>
        </draw:frame>
        <draw:custom-shape draw:style-name="gr2" draw:text-style-name="P1" xml:id="id5" draw:id="id5" draw:layer="layout" svg:width="3.81cm" svg:height="2.159cm" svg:x="25.781cm" svg:y="9.881cm">
          <text:p text:style-name="P1">Packet</text:p>
          <text:p text:style-name="P1">Handling</text:p>
          <draw:enhanced-geometry svg:viewBox="0 0 21600 21600" draw:type="rectangle" draw:enhanced-path="M 0 0 L 21600 0 21600 21600 0 21600 0 0 Z N"/>
        </draw:custom-shape>
        <draw:custom-shape draw:style-name="gr2" draw:text-style-name="P1" xml:id="id4" draw:id="id4" draw:layer="layout" svg:width="5.207cm" svg:height="2.159cm" svg:x="17.653cm" svg:y="9.881cm">
          <text:p text:style-name="P1">TXR</text:p>
          <text:p text:style-name="P1">Interface</text:p>
          <draw:enhanced-geometry svg:viewBox="0 0 21600 21600" draw:type="rectangle" draw:enhanced-path="M 0 0 L 21600 0 21600 21600 0 21600 0 0 Z N"/>
        </draw:custom-shape>
        <draw:connector draw:style-name="gr5" draw:text-style-name="P1" draw:layer="layout" draw:line-skew="0cm 0.897cm" svg:x1="16.382cm" svg:y1="12.04cm" svg:x2="20.256cm" svg:y2="12.04cm" draw:start-shape="id3" draw:start-glue-point="1" draw:end-shape="id4" draw:end-glue-point="2" svg:d="M16382 12040h635v1397h3239v-1397" svg:viewBox="0 0 3875 1398">
          <text:p/>
        </draw:connector>
        <draw:connector draw:style-name="gr5" draw:text-style-name="P1" draw:layer="layout" draw:line-skew="-1.149cm" svg:x1="20.256cm" svg:y1="9.881cm" svg:x2="16.383cm" svg:y2="9.628cm" draw:start-shape="id4" draw:start-glue-point="0" draw:end-shape="id2" draw:end-glue-point="1" svg:d="M20256 9881v-1651h-3238v1398h-635" svg:viewBox="0 0 3874 1652">
          <text:p/>
        </draw:connector>
        <draw:connector draw:style-name="gr6" draw:text-style-name="P1" draw:layer="layout" svg:x1="22.86cm" svg:y1="10.96cm" svg:x2="25.781cm" svg:y2="10.96cm" draw:start-shape="id4" draw:start-glue-point="1" draw:end-shape="id5" draw:end-glue-point="3" svg:d="M22860 10960h2921" svg:viewBox="0 0 2922 1">
          <text:p/>
        </draw:connector>
        <draw:custom-shape draw:style-name="gr2" draw:text-style-name="P1" xml:id="id6" draw:id="id6" draw:layer="layout" svg:width="5.588cm" svg:height="1.905cm" svg:x="31.242cm" svg:y="10.008cm">
          <text:p text:style-name="P1">Crypto</text:p>
          <text:p text:style-name="P1">[AES-128]</text:p>
          <draw:enhanced-geometry svg:viewBox="0 0 21600 21600" draw:type="rectangle" draw:enhanced-path="M 0 0 L 21600 0 21600 21600 0 21600 0 0 Z N"/>
        </draw:custom-shape>
        <draw:custom-shape draw:style-name="gr2" draw:text-style-name="P1" xml:id="id9" draw:id="id9" draw:layer="layout" svg:width="2.413cm" svg:height="1.27cm" svg:x="25.019cm" svg:y="15.596cm">
          <text:p text:style-name="P1">Power</text:p>
          <draw:enhanced-geometry svg:viewBox="0 0 21600 21600" draw:type="rectangle" draw:enhanced-path="M 0 0 L 21600 0 21600 21600 0 21600 0 0 Z N"/>
        </draw:custom-shape>
        <draw:custom-shape draw:style-name="gr2" draw:text-style-name="P1" xml:id="id7" draw:id="id7" draw:layer="layout" svg:width="5.207cm" svg:height="1.651cm" svg:x="39.624cm" svg:y="10.135cm">
          <text:p text:style-name="P1">UART Bridge</text:p>
          <text:p text:style-name="P1">[FT232R]</text:p>
          <draw:enhanced-geometry svg:viewBox="0 0 21600 21600" draw:type="rectangle" draw:enhanced-path="M 0 0 L 21600 0 21600 21600 0 21600 0 0 Z N"/>
        </draw:custom-shape>
        <draw:frame draw:style-name="gr7" draw:text-style-name="P1" xml:id="id8" draw:id="id8" draw:layer="layout" svg:width="6.421cm" svg:height="4.445cm" svg:x="47.752cm" svg:y="8.738cm">
          <draw:image xlink:href="Pictures/10000201000001C70000013B78A8E1E5.png" xlink:type="simple" xlink:show="embed" xlink:actuate="onLoad">
            <text:p/>
          </draw:image>
        </draw:frame>
        <draw:connector draw:style-name="gr6" draw:text-style-name="P1" draw:layer="layout" svg:x1="29.591cm" svg:y1="10.96cm" svg:x2="31.242cm" svg:y2="10.96cm" draw:start-shape="id5" draw:start-glue-point="1" draw:end-shape="id6" draw:end-glue-point="3" svg:d="M29591 10960h1651" svg:viewBox="0 0 1652 1">
          <text:p/>
        </draw:connector>
        <draw:connector draw:style-name="gr6" draw:text-style-name="P1" draw:layer="layout" svg:x1="36.83cm" svg:y1="10.96cm" svg:x2="39.624cm" svg:y2="10.96cm" draw:start-shape="id6" draw:start-glue-point="1" draw:end-shape="id7" draw:end-glue-point="3" svg:d="M36830 10960h2794" svg:viewBox="0 0 2795 1">
          <text:p/>
        </draw:connector>
        <draw:connector draw:style-name="gr6" draw:text-style-name="P1" draw:layer="layout" svg:x1="44.831cm" svg:y1="10.96cm" svg:x2="47.752cm" svg:y2="10.96cm" draw:start-shape="id7" draw:start-glue-point="1" draw:end-shape="id8" draw:end-glue-point="3" svg:d="M44831 10960h2921" svg:viewBox="0 0 2922 1">
          <text:p/>
        </draw:connector>
        <draw:frame draw:style-name="gr8" draw:text-style-name="P1" draw:layer="layout" svg:width="2.686cm" svg:height="1.674cm" svg:x="6.712cm" svg:y="8.842cm">
          <draw:text-box>
            <text:p text:style-name="P1">12 MHz</text:p>
            <text:p text:style-name="P1">Carrier</text:p>
          </draw:text-box>
        </draw:frame>
        <draw:connector draw:style-name="gr5" draw:text-style-name="P1" draw:layer="layout" svg:x1="50.962cm" svg:y1="13.183cm" svg:x2="27.432cm" svg:y2="16.231cm" draw:start-shape="id8" draw:start-glue-point="2" draw:end-shape="id9" draw:end-glue-point="1" svg:d="M50962 13183v3048h-23530" svg:viewBox="0 0 23531 3049">
          <text:p/>
        </draw:connector>
        <draw:custom-shape draw:style-name="gr9" draw:text-style-name="P1" draw:layer="layout" svg:width="10.287cm" svg:height="6.858cm" svg:x="11.557cm" svg:y="7.595cm">
          <text:p/>
          <draw:enhanced-geometry svg:viewBox="0 0 21600 21600" draw:type="rectangle" draw:enhanced-path="M 0 0 L 21600 0 21600 21600 0 21600 0 0 Z N"/>
        </draw:custom-shape>
        <draw:custom-shape draw:style-name="gr9" draw:text-style-name="P1" draw:layer="layout" svg:width="15.875cm" svg:height="6.858cm" svg:x="22.098cm" svg:y="7.595cm">
          <text:p/>
          <draw:enhanced-geometry svg:viewBox="0 0 21600 21600" draw:type="rectangle" draw:enhanced-path="M 0 0 L 21600 0 21600 21600 0 21600 0 0 Z N"/>
        </draw:custom-shape>
        <draw:frame draw:style-name="gr4" draw:text-style-name="P1" draw:layer="layout" svg:width="4.655cm" svg:height="1.673cm" svg:x="28.111cm" svg:y="5.69cm">
          <draw:text-box>
            <text:p text:style-name="P1">Microcontroller</text:p>
            <text:p text:style-name="P1">[MSP430]</text:p>
          </draw:text-box>
        </draw:frame>
        <draw:frame draw:style-name="gr4" draw:text-style-name="P1" draw:layer="layout" svg:width="6.924cm" svg:height="1.673cm" svg:x="13.081cm" svg:y="5.817cm">
          <draw:text-box>
            <text:p text:style-name="P1">RF Transceiver</text:p>
            <text:p text:style-name="P1">[CD74HC4046A PLL's]</text:p>
          </draw:text-box>
        </draw:frame>
        <draw:frame draw:style-name="gr4" draw:layer="layout" svg:width="5.976cm" svg:height="0.962cm" svg:x="36.068cm" svg:y="15.342cm">
          <draw:text-box>
            <text:p>500 mA @ 5V MAX</text:p>
          </draw:text-box>
        </draw:frame>
        <draw:frame draw:style-name="gr4" draw:layer="layout" svg:width="1.526cm" svg:height="0.962cm" svg:x="23.493cm" svg:y="10.135cm">
          <draw:text-box>
            <text:p>SPI</text:p>
          </draw:text-box>
        </draw:frame>
        <draw:frame draw:style-name="gr10" draw:layer="layout" svg:width="2.119cm" svg:height="0.962cm" svg:x="37.084cm" svg:y="10.062cm">
          <draw:text-box>
            <text:p>Serial</text:p>
          </draw:text-box>
        </draw:frame>
        <draw:frame draw:style-name="gr4" draw:layer="layout" svg:width="1.806cm" svg:height="0.962cm" svg:x="45.339cm" svg:y="10.135cm">
          <draw:text-box>
            <text:p>USB</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1.27cm" fo:margin-right="1.27cm" fo:page-width="84.099cm" fo:page-height="59.4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